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42c9ac" officeooo:paragraph-rsid="0042c9ac" style:font-size-asian="16pt" style:font-weight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41ae64" officeooo:paragraph-rsid="0041ae64" style:font-size-asian="16pt" style:font-weight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1" style:font-size-complex="16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99164" officeooo:paragraph-rsid="00399164" style:font-size-asian="16pt" style:font-name-complex="IRRoya1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1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1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1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1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41ae64" officeooo:paragraph-rsid="0041ae64" style:font-size-asian="16pt" style:font-weight-asian="normal" style:font-name-complex="IRRoya1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42c9ac" officeooo:paragraph-rsid="0042c9ac" style:font-size-asian="16pt" style:font-weight-asian="normal" style:font-name-complex="IRRoya1" style:font-size-complex="16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43202e" officeooo:paragraph-rsid="0043202e" style:font-size-asian="16pt" style:font-weight-asian="normal" style:font-name-complex="IRRoya1" style:font-size-complex="16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7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43202e" officeooo:paragraph-rsid="0043202e" style:font-size-asian="16pt" style:font-weight-asian="normal" style:font-name-complex="IRRoya1" style:font-size-complex="16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43eb79" officeooo:paragraph-rsid="0043eb79" style:font-size-asian="16pt" style:font-weight-asian="normal" style:font-name-complex="IRRoya1" style:font-size-complex="16pt" style:font-style-complex="normal" style:font-weight-complex="normal"/>
    </style:style>
    <style:style style:name="P75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officeooo:rsid="0043202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75"><text:span text:style-name="T40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75"><text:span text:style-name="T40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2">All rights … Hands up ! --- Look out! They’re coming back! </text:p>
      <text:p text:style-name="P42">Let’s get out of here ! --- Don’t worry, We’’ll make sure of him next time.</text:p>
      <text:p text:style-name="P42">Come on, Snowy, we must get moving. </text:p>
      <text:p text:style-name="P42">You have some brilliant ideas, Snowy. But don’t let them run away with you !</text:p>
      <text:p text:style-name="P42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3">Hello, the wrekage of the plane that crashed last night. Come on, let’s have a look.</text:p>
      <text:p text:style-name="P43">What a mess. What happened to the pilot ? - Don’t khnow, sir. We found this lot this morning. No sign of the crew. They must have baled out when they ran into trouble.</text:p>
      <text:p text:style-name="P43">It’s the plane I saw yesterday. Definitely. But I shan’t learn much from this pile of scrap – metal. --- Snowy! --- Snowy’s on to something !</text:p>
      <text:p text:style-name="P43">He’s picked up a scent; it must be the crew.</text:p>
      <text:p text:style-name="P44">There isn’t a dog in the world like him. <text:span text:style-name="T16">He can smell out a crook a mile away. </text:span></text:p>
      <text:p text:style-name="P45">Better be on our guard; We must be getting close. </text:p>
      <text:p text:style-name="P45">Careful … Mustn’t take any risks. --- Here we go! He’s found something.</text:p>
      <text:p text:style-name="P37">Page 10:</text:p>
      <text:p text:style-name="P45">Aren’t you ashamed, wasting our time bone-hunting. Here, give it to me. </text:p>
      <text:p text:style-name="P45">I’ve told you dozens of times, you’re not to chew filthy old bones.</text:p>
      <text:p text:style-name="P45">Here, Snowy! Come here at once ! --- WOOAH – WOOAH ! WOOAH !</text:p>
      <text:p text:style-name="P45">Strange … He really does want me to follow him.</text:p>
      <text:p text:style-name="P45"><text:soft-page-break/>I’ll come. But woe betide you if it’s just another bone.</text:p>
      <text:p text:style-name="P45">Flying jackets! Those thugs from the plane must have hidden them.</text:p>
      <text:p text:style-name="P45">Too much to hope, they’d leave anything in the packets.</text:p>
      <text:p text:style-name="P45">Aha! Look there! Some scraps of paper. Something’s been torn up. Perhaps this will give us a lead.</text:p>
      <text:p text:style-name="P45">I’ve always liked puzzles, and this time I’ve got a real one !</text:p>
      <text:p text:style-name="P37">Page 11:</text:p>
      <text:p text:style-name="P45">That’s done it. --- <text:span text:style-name="T17">Eastdown Sussex m</text:span><text:span text:style-name="T18">ü</text:span><text:span text:style-name="T17">ller zf r. 24t 1h.</text:span></text:p>
      <text:p text:style-name="P46">Hmm. Not much help. What on earth it lean? … --- Oh, Snowy, not again !</text:p>
      <text:p text:style-name="P46">… and let that be an end of bones for today! --- OUCH !</text:p>
      <text:p text:style-name="P46">Can’t you look what you’re doing? … Anyway, You’re trespassing; this is private property. - I’m sorry. I didn’t know. I lost my way …</text:p>
      <text:p text:style-name="P46">All right this time. But don’t let me catch you again. Take the river, Cross the bridge, and you’ll see the main road.</text:p>
      <text:p text:style-name="P46">Snowy! Are trying to make a fool of me? --- There’s the road.</text:p>
      <text:p text:style-name="P46">It must be a couple of miles to Eastdown.</text:p>
      <text:p text:style-name="P29">Page 12:</text:p>
      <text:p text:style-name="P48"><text:soft-page-break/>No one about. I’ll take a look around. --- <text:span text:style-name="T19">WOOf WOOF --- WOOF! WOOF!</text:span></text:p>
      <text:p text:style-name="P49">I’m done for! --- <text:span text:style-name="T20">WOOF ! WOOF !</text:span> --- WOOF !! WOOF !! --- WOOF !! WOOF !!</text:p>
      <text:p text:style-name="P49">Snowy! Snowy! He’’l be eaten alive ! -WOOF ! --- WOOOO – OAH ! - GRRR</text:p>
      <text:p text:style-name="P30">page 13:</text:p>
      <text:p text:style-name="P49">Here, Snowy! Come here! --- We must get out. The dog may have raised the alarm.</text:p>
      <text:p text:style-name="P49">YEOW! --- A man – trap ! </text:p>
      <text:p text:style-name="P49"><text:span text:style-name="T20">RRRING</text:span> – Ach so! Someone is caught in trap number nine. Let us take a look. - <text:span text:style-name="T20">!</text:span><text:span text:style-name="T23"> </text:span></text:p>
      <text:p text:style-name="P49">What a pleasant surprise! Tintin <text:span text:style-name="T24">himself, come specially to see me. </text:span><text:span text:style-name="T21">?</text:span></text:p>
      <text:p text:style-name="P50">Release him, Ivan. He won’t run. --- Let the car out. We’re leaving at once.</text:p>
      <text:p text:style-name="P50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50">… but after eight hours of … special treatment, they are unlikely to recover. Excuse me: I must make a telephone call then I shall be entirely at your service. - I wonder …</text:p>
      <text:p text:style-name="P50">Hello, Horncliffe ? … I have a young patient for you … hghly … er … dangerous. He will require treatment B … You understand? Good ! - … a burning log?</text:p>
      <text:p text:style-name="P50">Got one ... hold it against the rope … - As usual, he seems entirely sane, but … after the treatment … you follow me ?</text:p>
      <text:p text:style-name="P50"><text:soft-page-break/>There ! --- And there! ---<text:span text:style-name="T25">Quick my automatic!</text:span></text:p>
      <text:p text:style-name="P31">Page 14:</text:p>
      <text:p text:style-name="P51">Kruzit<text:span text:style-name="T14">ü</text:span>rcken ! It’s empty! --- Ivan’s gun … and it’s still loaded ! --- Ach, I have him now !</text:p>
      <text:p text:style-name="P31">Page 15:</text:p>
      <text:p text:style-name="P72">FIRE ! FIRE ! <text:span text:style-name="T22">--- Himmel ! That burning log I threw: it set the room alight!</text:span></text:p>
      <text:p text:style-name="P61">Fire ? Is it a real alarm, or just a trick to make me open the door?</text:p>
      <text:p text:style-name="P51">What’s the matter? I feel dead tired … Come on, this is no time to fall asleep .. I simply must …</text:p>
      <text:p text:style-name="P31">page 16:</text:p>
      <text:p text:style-name="P52">Look there! … A fire ! - That’s Dr M<text:span text:style-name="T14">ü</text:span>ller’s place burning! </text:p>
      <text:p text:style-name="P52">Fire crew ready for duty! - Good! --- <text:span text:style-name="T26">Come on, where’s the key?</text:span></text:p>
      <text:p text:style-name="P53">I must have put it somewhere …</text:p>
      <text:p text:style-name="P53">Whatever shall we do? There’s a hole in my pocket. The key must have fallen through as I ran …</text:p>
      <text:p text:style-name="P53">Idiot! Come on, hurry! We’ll have to search …</text:p>
      <text:p text:style-name="P53">There it is! … Just in time; that magpie’s got his eye on it! --- Stop! - Thief! - Drop that key!</text:p>
      <text:p text:style-name="P53"><text:s/><text:span text:style-name="T27">Page 17:</text:span></text:p>
      <text:p text:style-name="P47"><text:soft-page-break/>Got it! --- Open the door, quick! - All right … just a minute … I …</text:p>
      <text:p text:style-name="P32">page 18:</text:p>
      <text:p text:style-name="P54">Goodness gracious! I’ve mixed them ip this isn’t the key to the station!</text:p>
      <text:p text:style-name="P54"><text:span text:style-name="T28">`</text:span>So there you are, Fred. How many times have I told you, that’s the key to my jam cupboard!</text:p>
      <text:p text:style-name="P55">What accused luck! The fir bigade! </text:p>
      <text:p text:style-name="P55">Anyone left inside the house, Doctor? - Fortunately not. We all escaped.</text:p>
      <text:p text:style-name="P55">Wooah! Wooah! They must save Tintin! How can I make them understand? Wooah!</text:p>
      <text:p text:style-name="P55">I must stop them <text:span text:style-name="T29">at all costs, or they’ll find him!</text:span></text:p>
      <text:p text:style-name="P56">They’re busy … now for it … no one will notice me. --- Hey! You cut the hose!</text:p>
      <text:p text:style-name="P56">We’ve had it, chief! <text:span text:style-name="T30">Come on, run! -- It beats me why he cut it …</text:span></text:p>
      <text:p text:style-name="P57">Now don’t you start! What’s the matter ? - Wooah!</text:p>
      <text:p text:style-name="P57">I wonder … He wants something … Godd heavens, there can’t be someone inside? - Wooah!</text:p>
      <text:p text:style-name="P57">I’d <text:span text:style-name="T31">better make quite certain … - Wooah! --- Wooah! --- Why doesn’t he come back?</text:span></text:p>
      <text:p text:style-name="P33">Page 19<text:span text:style-name="T32">:</text:span></text:p>
      <text:p text:style-name="P58">Next morning … - … And what happened to Doctor M<text:span text:style-name="T14">ü</text:span>ller?</text:p>
      <text:p text:style-name="P58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9">You’re not getting out of bed ? - Of course. I fell absolutely all right.</text:p>
      <text:p text:style-name="P59">Heavens! There isn’t much left of Dr. M<text:span text:style-name="T14">ü</text:span>ller’s <text:span text:style-name="T35">house: it’s gutted.</text:span></text:p>
      <text:p text:style-name="P60">I shan’t find anything useful here … --- Electric cables. What can they be for?</text:p>
      <text:p text:style-name="P60">They seem to go on … --- How odd. Where on earth can they lead?</text:p>
      <text:p text:style-name="P34">Page 20:</text:p>
      <text:p text:style-name="P41"><text:span text:style-name="T32">CRACK ? </text:span><text:span text:style-name="T33">--- A red beacon. I don’t understand …</text:span></text:p>
      <text:p text:style-name="P62">That isn’t all. The wires continue along here. - I say, Tintin, are you going to do this all day?</text:p>
      <text:p text:style-name="P62">There’s another light here, too. --- And now a third one …</text:p>
      <text:p text:style-name="P63">The three trees are connected in a triangle … --- <text:span text:style-name="T20"><text:s/>GOT IT!</text:span> </text:p>
      <text:p text:style-name="P63">These are instructions to the pilot in that plane. 3 f.r.<text:span text:style-name="T36">△</text:span><text:span text:style-name="T37"> means three flares, red, in a triangle. A signal!</text:span></text:p>
      <text:p text:style-name="P70">Meanwhile … - And the worst of it is, another plane is due to deliver tonight. If the lights are <text:s/>not on he will go back without dropping his load. And I am running short of money …</text:p>
      <text:p text:style-name="P64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71">That night --- Himmel! The cables have been pulled up. Someone has discovered our installation. - Look over there, chief. The beacons are alight!</text:p>
      <text:p text:style-name="P40">page 21</text:p>
      <text:p text:style-name="P65">Someone else is waiting for the plane! … If they drop the load now we are finished! … We have got to stop them. We must put out those lights. Here, help me to cut the wires.</text:p>
      <text:p text:style-name="P66">But … but the chief … the lights are still burning! --- I wonder if they’ll come tonight.</text:p>
      <text:p text:style-name="P67"><text:span text:style-name="T20">RRRRRR</text:span> --- O.K. to drop. I can see the lights. <text:s/>--- Too late! There is the plane.</text:p>
      <text:p text:style-name="P67">One out! --- Great snakes – they’ve dropped something! --- Let’s see ! </text:p>
      <text:p text:style-name="P67">Tintin, confound him ! --- Two away! --- <text:span text:style-name="T20">THUMP</text:span> </text:p>
      <text:p text:style-name="P67">That fell quite close. It should be easier to spot than the first one.</text:p>
      <text:p text:style-name="P67">I wonder I’m going to find!</text:p>
      <text:p text:style-name="P39">Page 22:</text:p>
      <text:p text:style-name="P67">Last one --- <text:span text:style-name="T20"><text:s/>! ?</text:span> --- Ivan! --- Stop! --- Stop! .. Stop, or I’ll fire!</text:p>
      <text:p text:style-name="P67">He must think I’m daft! … He hasn’t a hope of hitting me in the dark.</text:p>
      <text:p text:style-name="P67">I’m warning you! --- <text:span text:style-name="T20">BANG</text:span> --- <text:span text:style-name="T20">! ? </text:span>--- Don’t shoot! … I give in … I don’t want to die !</text:p>
      <text:p text:style-name="P38"><text:soft-page-break/>Page 23:</text:p>
      <text:p text:style-name="P68">Can <text:span text:style-name="T39">I put my hands down? I won’t play any tricks. <text:s/>--- Wake up Tin Tin! --- OHO!</text:span></text:p>
      <text:p text:style-name="P69">Stupid fool! He trod on the rake and knocked himself out. I’ll just take his gun … - Golly, what can I do? --- Quits! --- Out cold!</text:p>
      <text:p text:style-name="P69">The most important thing is to truss them up securely!</text:p>
      <text:p text:style-name="P74">Necessity is the mother of invention, so they say. If you haven’t any rope, use wire …</text:p>
      <text:p text:style-name="P74">Now <text:s/>for the sacks. Let’s see what they contain …</text:p>
      <text:p text:style-name="P74">Great snakes! Banknotes! --- Forgers! So that’s your game. You’ll go to goal for this!</text:p>
      <text:p text:style-name="P74"/>
      <text:p text:style-name="P69"/>
      <text:p text:style-name="P57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4-12T19:41:49.159681923</dc:date>
    <meta:editing-duration>PT4H35M17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4" meta:paragraph-count="186" meta:word-count="2761" meta:character-count="13417" meta:non-whitespace-character-count="10802"/>
  </office:meta>
</office:document-meta>
</file>